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mment le pypowsybl backend a été développé — Analyse pas à pas</text:h>
      <text:h text:style-name="Heading_20_3" text:outline-level="3">Le contexte et la motivation</text:h>
      <text:p text:style-name="Text_20_body">Le projet <text:span text:style-name="Source_20_Text">Expert_op4grid_recommender</text:span> fonctionnait initialement via <text:span text:style-name="Strong_20_Emphasis">Grid2Op</text:span> avec un backend pypowsybl2grid (le pont officiel entre Grid2Op et pypowsybl). L'objectif du pypowsybl_backend était de <text:span text:style-name="Strong_20_Emphasis">supprimer entièrement la dépendance à Grid2Op</text:span> et d'interfacer directement avec pypowsybl, tout en conservant une API identique pour que le reste du code (alphaDeesp, évaluateurs d'actions, etc.) continue de fonctionner sans modification. Le <text:span text:style-name="Source_20_Text">migration_guide.py</text:span> le dit explicitement : les dépendances <text:span text:style-name="Source_20_Text">grid2op</text:span>, <text:span text:style-name="Source_20_Text">lightsim2grid</text:span> et <text:span text:style-name="Source_20_Text">pypowsybl2grid</text:span> deviennent superflues après migration.</text:p>
      <text:h text:style-name="Heading_20_3" text:outline-level="3">Phase 1 — Les fondations : <text:span text:style-name="Source_20_Text">NetworkManager</text:span></text:h>
      <text:p text:style-name="Text_20_body">Le développement a commencé par la couche la plus basse : l'accès direct au réseau pypowsybl.</text:p>
      <text:p text:style-name="Text_20_body"><text:span text:style-name="Source_20_Text">NetworkManager</text:span> encapsule un <text:span text:style-name="Source_20_Text">pp.network.Network</text:span> et fournit trois services fondamentaux :</text:p>
      <text:list xml:id="list3114157612" text:style-name="L1">
        <text:list-item>
          <text:p text:style-name="P3"><text:span text:style-name="Strong_20_Emphasis">Chargement du réseau</text:span> depuis un fichier XIIDM/CGMES, ou réception d'un réseau déjà chargé. </text:p>
        </text:list-item>
        <text:list-item>
          <text:p text:style-name="P3"><text:span text:style-name="Strong_20_Emphasis">Gestion des variantes</text:span> (<text:span text:style-name="Source_20_Text">create_variant</text:span>, <text:span text:style-name="Source_20_Text">set_working_variant</text:span>, <text:span text:style-name="Source_20_Text">remove_variant</text:span>) — c'est le mécanisme clé qui remplace la mécanique interne de Grid2Op pour les simulations "what-if". Chaque simulation clone l'état réseau dans une variante, y applique des modifications, lance un load flow, puis la supprime. </text:p>
        </text:list-item>
        <text:list-item>
          <text:p text:style-name="P2"><text:span text:style-name="Strong_20_Emphasis">Exécution du load flow</text:span> avec des paramètres RTE par défaut (AC avec fallback DC_VALUES si PREVIOUS_VALUES échoue, retry en mode "slow" si le mode "fast" diverge). </text:p>
        </text:list-item>
      </text:list>
      <text:p text:style-name="Text_20_body">Le caching a été une préoccupation dès le départ : <text:span text:style-name="Source_20_Text">_cache_element_info()</text:span> pré-calcule les mappings nom→indice en <text:span text:style-name="Source_20_Text">O(1)</text:span> pour les lignes, postes, générateurs, charges, ainsi que les tableaux <text:span text:style-name="Source_20_Text">line_or_subid</text:span> / <text:span text:style-name="Source_20_Text">line_ex_subid</text:span>. Les méthodes <text:span text:style-name="Source_20_Text">_cache_elements_per_substation()</text:span> et <text:span text:style-name="Source_20_Text">_cache_thermal_limits()</text:span> ont été ajoutées dans une phase d'optimisation ultérieure, créant des listes pré-calculées <text:span text:style-name="Source_20_Text">_loads_per_sub</text:span>, <text:span text:style-name="Source_20_Text">_gens_per_sub</text:span>, etc. et des tableaux numpy de limites thermiques.</text:p>
      <text:p text:style-name="Text_20_body">Les opérations batch (<text:span text:style-name="Source_20_Text">disconnect_lines_batch</text:span>, <text:span text:style-name="Source_20_Text">get_line_p1_array</text:span>, <text:span text:style-name="Source_20_Text">get_line_currents_array</text:span>) ont été ajoutées pour éviter les boucles Python lors du traitement de grands réseaux.</text:p>
      <text:h text:style-name="Heading_20_3" text:outline-level="3">Phase 2 — <text:span text:style-name="Source_20_Text">TopologyManager</text:span> : le pont avec les conventions Grid2Op</text:h>
      <text:p text:style-name="Text_20_body">Le <text:span text:style-name="Source_20_Text">TopologyManager</text:span> traduit entre le modèle de topologie de pypowsybl (bus/breaker avec des <text:span text:style-name="Source_20_Text">bus_id</text:span> comme strings) et la convention Grid2Op du <text:span text:style-name="Strong_20_Emphasis">vecteur de topologie</text:span> (<text:span text:style-name="Source_20_Text">topo_vect</text:span>) où chaque élément (charge, générateur, extrémité de ligne) reçoit un numéro de bus local (1, 2) dans son poste.</text:p>
      <text:p text:style-name="Text_20_body"><text:soft-page-break/>Il construit un mapping ordonné : pour chaque poste, les éléments sont rangés dans l'ordre charges → générateurs → origines de lignes → extrémités de lignes, et la concaténation donne le <text:span text:style-name="Source_20_Text">topo_vect</text:span> complet. Ce module semble avoir été écrit tôt comme prototype, mais <text:span text:style-name="Strong_20_Emphasis">a été largement supplanté</text:span> par les implémentations directement intégrées dans <text:span text:style-name="Source_20_Text">PypowsyblObservation</text:span> (qui calcule <text:span text:style-name="Source_20_Text">sub_topology()</text:span> et <text:span text:style-name="Source_20_Text">topo_vect</text:span> elle-même via les données cachées du NetworkManager). Le <text:span text:style-name="Source_20_Text">TopologyManager</text:span> reste dans le codebase mais n'est plus le chemin critique.</text:p>
      <text:h text:style-name="Heading_20_3" text:outline-level="3">Phase 3 — <text:span text:style-name="Source_20_Text">PypowsyblObservation</text:span> et <text:span text:style-name="Source_20_Text">PypowsyblAction</text:span> : reproduire l'interface Grid2Op</text:h>
      <text:p text:style-name="Text_20_body">C'est le cœur du backend. L'observation expose exactement les mêmes propriétés que <text:span text:style-name="Source_20_Text">grid2op.Observation</text:span> :</text:p>
      <text:list xml:id="list80283862" text:style-name="L2">
        <text:list-item>
          <text:p text:style-name="P5"><text:span text:style-name="Source_20_Text">rho</text:span> (taux de charge des lignes = I / I_max) </text:p>
        </text:list-item>
        <text:list-item>
          <text:p text:style-name="P5"><text:span text:style-name="Source_20_Text">line_status</text:span>, <text:span text:style-name="Source_20_Text">line_or_bus</text:span>, <text:span text:style-name="Source_20_Text">line_ex_bus</text:span> </text:p>
        </text:list-item>
        <text:list-item>
          <text:p text:style-name="P5"><text:span text:style-name="Source_20_Text">p_or</text:span>, <text:span text:style-name="Source_20_Text">p_ex</text:span>, <text:span text:style-name="Source_20_Text">a_or</text:span>, <text:span text:style-name="Source_20_Text">a_ex</text:span>, <text:span text:style-name="Source_20_Text">theta_or</text:span>, <text:span text:style-name="Source_20_Text">theta_ex</text:span> </text:p>
        </text:list-item>
        <text:list-item>
          <text:p text:style-name="P5"><text:span text:style-name="Source_20_Text">load_p</text:span>, <text:span text:style-name="Source_20_Text">load_q</text:span>, <text:span text:style-name="Source_20_Text">gen_p</text:span>, <text:span text:style-name="Source_20_Text">gen_q</text:span> </text:p>
        </text:list-item>
        <text:list-item>
          <text:p text:style-name="P4"><text:span text:style-name="Source_20_Text">topo_vect</text:span>, <text:span text:style-name="Source_20_Text">sub_topology(sub_id)</text:span>, <text:span text:style-name="Source_20_Text">sub_info</text:span> </text:p>
        </text:list-item>
      </text:list>
      <text:p text:style-name="Text_20_body">La méthode <text:span text:style-name="Strong_20_Emphasis"><text:span text:style-name="Source_20_Text">simulate()</text:span></text:span> est le point névralgique. Elle :</text:p>
      <text:list xml:id="list902722398" text:style-name="L3">
        <text:list-item>
          <text:p text:style-name="P7">Clone la variante courante dans une nouvelle variante temporaire </text:p>
        </text:list-item>
        <text:list-item>
          <text:p text:style-name="P7">Applique l'action (via <text:span text:style-name="Source_20_Text">action.apply(nm)</text:span>) </text:p>
        </text:list-item>
        <text:list-item>
          <text:p text:style-name="P7">Exécute un load flow (en mode "fast" par défaut — sans contrôle de tension) </text:p>
        </text:list-item>
        <text:list-item>
          <text:p text:style-name="P7">Crée une nouvelle observation à partir de l'état résultant </text:p>
        </text:list-item>
        <text:list-item>
          <text:p text:style-name="P6">Nettoie la variante (sauf si <text:span text:style-name="Source_20_Text">keep_variant=True</text:span>, ajouté pour permettre au code aval de chaîner des simulations) </text:p>
        </text:list-item>
      </text:list>
      <text:p text:style-name="Text_20_body"><text:span text:style-name="Strong_20_Emphasis">Évolution visible</text:span> : le fichier <text:span text:style-name="Source_20_Text">observation_timers.py</text:span> est une version antérieure de <text:span text:style-name="Source_20_Text">observation.py</text:span> qui inclut des <text:span text:style-name="Source_20_Text">Timer()</text:span> wrappant chaque étape du <text:span text:style-name="Source_20_Text">simulate()</text:span> et du <text:span text:style-name="Source_20_Text">_refresh_state()</text:span>. Cette version montre la phase de <text:span text:style-name="Strong_20_Emphasis">profiling/diagnostic de performance</text:span> avant l'optimisation. La version finale (<text:span text:style-name="Source_20_Text">observation.py</text:span>) a retiré ces timers et appliqué des optimisations majeures :</text:p>
      <text:list xml:id="list4223129774" text:style-name="L4">
        <text:list-item>
          <text:p text:style-name="P9"><text:span text:style-name="Source_20_Text">_refresh_state()</text:span> est passé de boucles Python avec <text:span text:style-name="Source_20_Text">df.loc</text:span> à des opérations vectorisées pandas/numpy (<text:span text:style-name="Source_20_Text">.reindex()</text:span>, <text:span text:style-name="Source_20_Text">.map()</text:span>, <text:span text:style-name="Source_20_Text">.fillna().values</text:span>) </text:p>
        </text:list-item>
        <text:list-item>
          <text:p text:style-name="P9"><text:span text:style-name="Source_20_Text">_compute_rho()</text:span> utilise désormais des arrays numpy au lieu de boucles sur chaque ligne </text:p>
        </text:list-item>
        <text:list-item>
          <text:p text:style-name="P9"><text:span text:style-name="Source_20_Text">_compute_line_angles()</text:span> et <text:span text:style-name="Source_20_Text">_compute_line_buses()</text:span> utilisent <text:span text:style-name="Source_20_Text">.map()</text:span> sur des Series au lieu de boucles individuelles </text:p>
        </text:list-item>
        <text:list-item>
          <text:p text:style-name="P8">Le caching des bus par élément (<text:span text:style-name="Source_20_Text">_cache_element_buses</text:span>) a été ajouté pour éviter de recalculer les assignations de bus à chaque appel à <text:span text:style-name="Source_20_Text">sub_topology()</text:span> </text:p>
        </text:list-item>
      </text:list>
      <text:p text:style-name="Text_20_body">L'<text:span text:style-name="Source_20_Text">ObservationWithTopologyOverride</text:span> est un pattern intéressant : quand on fait <text:span text:style-name="Source_20_Text">obs + action</text:span> en Grid2Op, on obtient une vue de ce à quoi la topologie <text:span text:style-name="Strong_20_Emphasis">ressemblerait</text:span> après l'action, sans la simuler réellement (pas de load flow). Cette classe wrape l'observation de base et override uniquement les propriétés topologiques.</text:p>
      <text:p text:style-name="Text_20_body"><text:soft-page-break/><text:span text:style-name="Source_20_Text">PypowsyblAction</text:span> stocke des modifications sous forme de closures (<text:span text:style-name="Source_20_Text">_modifications</text:span>) et supporte la combinaison via <text:span text:style-name="Source_20_Text">__add__</text:span> (fusion des listes de modifications et des dictionnaires de topologie).</text:p>
      <text:h text:style-name="Heading_20_3" text:outline-level="3">Phase 4 — <text:span text:style-name="Source_20_Text">ActionSpace</text:span> : le parseur d'actions Grid2Op</text:h>
      <text:p text:style-name="Text_20_body">L'<text:span text:style-name="Source_20_Text">ActionSpace</text:span> prend un dictionnaire au format Grid2Op et produit des <text:span text:style-name="Source_20_Text">PypowsyblAction</text:span>. Il gère trois types d'actions :</text:p>
      <text:list xml:id="list1044535711" text:style-name="L5">
        <text:list-item>
          <text:p text:style-name="P11"><text:span text:style-name="Strong_20_Emphasis"><text:span text:style-name="Source_20_Text">LineStatusAction</text:span></text:span> : déconnexion/reconnexion de lignes </text:p>
        </text:list-item>
        <text:list-item>
          <text:p text:style-name="P11"><text:span text:style-name="Strong_20_Emphasis"><text:span text:style-name="Source_20_Text">SwitchAction</text:span></text:span> : manipulation directe des switches pypowsybl (disjoncteurs, coupleurs) — c'est une addition spécifique au monde pypowsybl, pas présente en Grid2Op. Elle permet de manipuler finement les coupleurs de barres et les sectionneurs, avec un mécanisme de résolution de préfixes de noms de switches. </text:p>
        </text:list-item>
        <text:list-item>
          <text:p text:style-name="P10"><text:span text:style-name="Strong_20_Emphasis"><text:span text:style-name="Source_20_Text">BusAction</text:span></text:span> : changement d'assignation de bus par type d'élément, avec un traitement spécial pour <text:span text:style-name="Source_20_Text">substations_id</text:span> qui implémente le merge/split de nœuds via la manipulation des coupleurs (COUPL/TRO). </text:p>
        </text:list-item>
      </text:list>
      <text:p text:style-name="Text_20_body">L'optimisation des <text:span text:style-name="Source_20_Text">BusAction.apply()</text:span> est notable : au lieu de modifier chaque élément individuellement, le code sépare les lignes/trafos en listes de "à déconnecter" vs "à reconnecter" et fait des appels batch à <text:span text:style-name="Source_20_Text">net.update_lines()</text:span> / <text:span text:style-name="Source_20_Text">net.update_2_windings_transformers()</text:span>.</text:p>
      <text:h text:style-name="Heading_20_3" text:outline-level="3">Phase 5 — <text:span text:style-name="Source_20_Text">SimulationEnvironment</text:span> : le point d'entrée unifié</text:h>
      <text:p text:style-name="Text_20_body">C'est le remplacement direct de <text:span text:style-name="Source_20_Text">grid2op.make()</text:span>. Il compose <text:span text:style-name="Source_20_Text">NetworkManager</text:span> + <text:span text:style-name="Source_20_Text">ActionSpace</text:span>, gère les limites thermiques (depuis fichier JSON ou réseau, avec un seuil multiplicateur), et expose les mêmes propriétés que l'environnement Grid2Op (<text:span text:style-name="Source_20_Text">name_line</text:span>, <text:span text:style-name="Source_20_Text">name_sub</text:span>, <text:span text:style-name="Source_20_Text">n_line</text:span>, etc.).</text:p>
      <text:p text:style-name="Text_20_body">Le <text:span text:style-name="Source_20_Text">BackendWrapper</text:span> / <text:span text:style-name="Source_20_Text">GridWrapper</text:span> sont de petits adaptateurs pour que le code existant accédant à <text:span text:style-name="Source_20_Text">env.backend._grid.network</text:span> continue de fonctionner. Le <text:span text:style-name="Source_20_Text">ChronicsHandlerPlaceholder</text:span> est un stub car le backend pypowsybl fait de l'analyse statique (pas de séries temporelles).</text:p>
      <text:p text:style-name="Text_20_body">La factory <text:span text:style-name="Source_20_Text">make_simulation_env()</text:span> cherche automatiquement les fichiers réseau (<text:span text:style-name="Source_20_Text">.xiidm</text:span>, <text:span text:style-name="Source_20_Text">.iidm</text:span>, <text:span text:style-name="Source_20_Text">.xml</text:span>) dans une arborescence de dossiers, reproduisant le comportement de Grid2Op.</text:p>
      <text:h text:style-name="Heading_20_3" text:outline-level="3">Phase 6 — <text:span text:style-name="Source_20_Text">OverflowAnalysis</text:span> : le remplacement d'alphaDeesp's Grid2opSimulation</text:h>
      <text:p text:style-name="Text_20_body">C'est la partie la plus complexe et la dernière développée. L'analyse d'overflow construit un graphe orienté montrant comment les flux se redistribuent quand des lignes surchargées sont déconnectées.</text:p>
      <text:p text:style-name="Text_20_body"><text:span text:style-name="Strong_20_Emphasis"><text:span text:style-name="Source_20_Text">OverflowSimulator</text:span></text:span> remplace le calcul PTDF de Grid2opSimulation :</text:p>
      <text:list xml:id="list4094283882" text:style-name="L6">
        <text:list-item>
          <text:p text:style-name="P13">Il part des flux de base (capturés depuis l'observation, pas depuis le réseau — distinction importante pour les variants) </text:p>
        </text:list-item>
        <text:list-item>
          <text:p text:style-name="P13"><text:soft-page-break/><text:span text:style-name="Source_20_Text">compute_flow_changes_after_disconnection()</text:span> crée une variante, déconnecte les lignes (en batch), lance un load flow, et calcule les deltas. Le traitement des "swaps" de direction (quand un flux change de sens) reproduit fidèlement la logique d'alphaDeesp. </text:p>
        </text:list-item>
        <text:list-item>
          <text:p text:style-name="P12">L'optimisation majeure ici est <text:span text:style-name="Source_20_Text">compute_flow_changes_and_rho()</text:span> qui fusionne deux passes de load flow en une seule — le DataFrame des changements de flux ET les valeurs de rho sont extraits du même état réseau. </text:p>
        </text:list-item>
      </text:list>
      <text:p text:style-name="Text_20_body"><text:span text:style-name="Strong_20_Emphasis"><text:span text:style-name="Source_20_Text">AlphaDeespAdapter</text:span></text:span> est l'adaptateur qui présente l'interface attendue par les classes <text:span text:style-name="Source_20_Text">OverFlowGraph</text:span> et <text:span text:style-name="Source_20_Text">Structured_Overload_Distribution_Graph</text:span> d'alphaDeesp. Il construit la structure <text:span text:style-name="Source_20_Text">topo</text:span> (nœuds avec prods/loads, arêtes avec indices de postes) en utilisant exclusivement les données pré-cachées du NetworkManager.</text:p>
      <text:p text:style-name="Text_20_body"><text:span text:style-name="Strong_20_Emphasis"><text:span text:style-name="Source_20_Text">build_overflow_graph_pypowsybl()</text:span></text:span> est le remplacement drop-in de la fonction d'overflow basée sur Grid2Op. Elle utilise toujours les classes graphe d'alphaDeesp (<text:span text:style-name="Source_20_Text">OverFlowGraph</text:span>, <text:span text:style-name="Source_20_Text">Structured_Overload_Distribution_Graph</text:span>) pour la construction du graphe avec les attributs de couleur, la consolidation, et l'ajout des lignes à flux nul pour l'analyse de reconnexion.</text:p>
      <text:h text:style-name="Heading_20_3" text:outline-level="3">Résumé de l'architecture en couches</text:h>
      <text:p text:style-name="Preformatted_20_Text"><text:span text:style-name="Source_20_Text">SimulationEnvironment <text:s text:c="9"/>← Point d'entrée (remplace grid2op.make)</text:span></text:p>
      <text:p text:style-name="Preformatted_20_Text"><text:span text:style-name="Source_20_Text"><text:s text:c="2"/>├── NetworkManager <text:s text:c="10"/>← Accès réseau + variants + load flow</text:span></text:p>
      <text:p text:style-name="Preformatted_20_Text"><text:span text:style-name="Source_20_Text"><text:s text:c="2"/>│ <text:s text:c="4"/>└── pypowsybl.Network</text:span></text:p>
      <text:p text:style-name="Preformatted_20_Text"><text:span text:style-name="Source_20_Text"><text:s text:c="2"/>├── ActionSpace <text:s text:c="13"/>← Parseur d'actions Grid2Op → closures</text:span></text:p>
      <text:p text:style-name="Preformatted_20_Text"><text:span text:style-name="Source_20_Text"><text:s text:c="2"/>│ <text:s text:c="4"/>├── LineStatusAction</text:span></text:p>
      <text:p text:style-name="Preformatted_20_Text"><text:span text:style-name="Source_20_Text"><text:s text:c="2"/>│ <text:s text:c="4"/>├── SwitchAction <text:s text:c="6"/>← Spécifique pypowsybl (coupleurs/sectionneurs)</text:span></text:p>
      <text:p text:style-name="Preformatted_20_Text"><text:span text:style-name="Source_20_Text"><text:s text:c="2"/>│ <text:s text:c="4"/>└── BusAction</text:span></text:p>
      <text:p text:style-name="Preformatted_20_Text"><text:span text:style-name="Source_20_Text"><text:s text:c="2"/>└── PypowsyblObservation <text:s text:c="4"/>← Vue état réseau, interface Grid2Op</text:span></text:p>
      <text:p text:style-name="Preformatted_20_Text"><text:span text:style-name="Source_20_Text"><text:s text:c="8"/>├── simulate() <text:s text:c="8"/>← What-if via variants</text:span></text:p>
      <text:p text:style-name="Preformatted_20_Text"><text:span text:style-name="Source_20_Text"><text:s text:c="8"/>├── ObservationWithTopologyOverride <text:s/>← obs + action</text:span></text:p>
      <text:p text:style-name="Preformatted_20_Text"><text:span text:style-name="Source_20_Text"><text:s text:c="8"/>└── OverflowSimulator <text:s/>← Analyse de redistribution de flux</text:span></text:p>
      <text:p text:style-name="P1"><text:span text:style-name="Source_20_Text"><text:s text:c="14"/>└── AlphaDeespAdapter <text:s/>← Pont vers alphaDeesp</text:span></text:p>
      <text:h text:style-name="Heading_20_3" text:outline-level="3">Les axes d'optimisation successifs</text:h>
      <text:p text:style-name="Text_20_body">L'historique montre clairement trois vagues d'optimisation :</text:p>
      <text:list xml:id="list4207796235" text:style-name="L7">
        <text:list-item>
          <text:p text:style-name="P15"><text:span text:style-name="Strong_20_Emphasis">V1 — Fonctionnel</text:span> : boucles Python, <text:span text:style-name="Source_20_Text">df.loc</text:span> partout, un Timer sur chaque étape pour mesurer </text:p>
        </text:list-item>
        <text:list-item>
          <text:p text:style-name="P15"><text:span text:style-name="Strong_20_Emphasis">V2 — Cache</text:span> : pré-calcul des mappings nom→indice, des listes d'éléments par poste, des limites thermiques en arrays numpy </text:p>
        </text:list-item>
        <text:list-item>
          <text:p text:style-name="P14"><text:span text:style-name="Strong_20_Emphasis">V3 — Vectorisation</text:span> : remplacement des boucles par des opérations pandas <text:span text:style-name="Source_20_Text">.reindex()</text:span> / <text:span text:style-name="Source_20_Text">.map()</text:span> / numpy vectorisé, batch disconnect, fusion de passes de load flow (<text:span text:style-name="Source_20_Text">compute_flow_changes_and_rho</text:span>) </text:p>
        </text:list-item>
      </text:list>
      <text:p text:style-name="Text_20_body">Le fichier <text:span text:style-name="Source_20_Text">observation_timers.py</text:span> est le témoin fossile de la phase de transition entre V1 et V2/V3.</text:p>
      <text:p text:style-name="Text_20_body"/>
      <text:p text:style-name="Text_20_body"/>
      <text:p text:style-name="Text_20_body"><text:soft-page-break/></text:p>
      <text:p text:style-name="Text_20_body">Bonne remarque — laisse-moi explorer les tests et le reste du projet pour identifier les traces de cette méthodologie de validation par reproduction de résultats.Regardons aussi le test end-to-end principal et le <text:span text:style-name="Source_20_Text">main.py</text:span> pour comprendre le workflow complet :J'ai maintenant une vue complète. Voici l'analyse enrichie avec la dimension méthodologique de validation par reproduction de résultats.</text:p>
      <text:p text:style-name="Horizontal_20_Line"/>
      <text:h text:style-name="Heading_20_2" text:outline-level="2">Méthodologie de développement du pypowsybl backend — Synthèse complète</text:h>
      <text:h text:style-name="Heading_20_3" text:outline-level="3">La stratégie globale : développement par reproduction incrémentale de résultats</text:h>
      <text:p text:style-name="Text_20_body">Le backend pypowsybl n'a pas été développé "from scratch" puis branché d'un coup. Il a été construit <text:span text:style-name="Strong_20_Emphasis">couche par couche</text:span>, chaque couche étant validée en <text:span text:style-name="Strong_20_Emphasis">reproduisant les résultats obtenus avec le backend Grid2Op existant</text:span>, d'abord au niveau des simulations brutes (load flow, flux, rho), puis au niveau des résultats complets de l'agent système expert (graphe d'overflow, filtrage d'actions, recommandations).</text:p>
      <text:p text:style-name="Text_20_body">Le code porte les traces claires de cette approche à trois niveaux de validation.</text:p>
      <text:p text:style-name="Horizontal_20_Line"/>
      <text:h text:style-name="Heading_20_3" text:outline-level="3">Niveau 1 — Reproduction des résultats de simulation brute</text:h>
      <text:p text:style-name="Text_20_body">Le premier palier de validation consistait à vérifier que les <text:span text:style-name="Strong_20_Emphasis">grandeurs physiques élémentaires</text:span> produites par pypowsybl correspondent à celles de Grid2Op. Le fichier <text:span text:style-name="Source_20_Text">test_pypowsybl_backend.py</text:span> en est le témoin : les classes <text:span text:style-name="Source_20_Text">TestNetworkManager</text:span>, <text:span text:style-name="Source_20_Text">TestObservation</text:span>, <text:span text:style-name="Source_20_Text">TestActionSpace</text:span> et <text:span text:style-name="Source_20_Text">TestOverflowAnalysis</text:span> vérifient systématiquement que :</text:p>
      <text:list xml:id="list353441978" text:style-name="L8">
        <text:list-item>
          <text:p text:style-name="P17">Un load flow AC/DC converge et produit des résultats non nuls </text:p>
        </text:list-item>
        <text:list-item>
          <text:p text:style-name="P17">Les propriétés <text:span text:style-name="Source_20_Text">rho</text:span>, <text:span text:style-name="Source_20_Text">line_status</text:span>, <text:span text:style-name="Source_20_Text">theta_or/ex</text:span>, <text:span text:style-name="Source_20_Text">load_p/q</text:span>, <text:span text:style-name="Source_20_Text">gen_p/q</text:span> sont bien des arrays de la bonne taille </text:p>
        </text:list-item>
        <text:list-item>
          <text:p text:style-name="P17">Une action de déconnexion de ligne crée une modification effective </text:p>
        </text:list-item>
        <text:list-item>
          <text:p text:style-name="P17">La méthode <text:span text:style-name="Source_20_Text">simulate()</text:span> retourne un tuple <text:span text:style-name="Source_20_Text">(obs, reward, done, info)</text:span> au format Grid2Op </text:p>
        </text:list-item>
        <text:list-item>
          <text:p text:style-name="P17">Le calcul de rho avec <text:span text:style-name="Source_20_Text">MAX_RHO_BOTH_EXTREMITIES</text:span> donne des résultats cohérents (rho_both ≥ rho_single) </text:p>
        </text:list-item>
        <text:list-item>
          <text:p text:style-name="P16">Les changements de flux après déconnexion (<text:span text:style-name="Source_20_Text">compute_flow_changes_after_disconnection</text:span>) produisent un DataFrame avec les colonnes attendues (<text:span text:style-name="Source_20_Text">delta_flows</text:span>, <text:span text:style-name="Source_20_Text">gray_edges</text:span>, etc.) </text:p>
        </text:list-item>
      </text:list>
      <text:p text:style-name="Text_20_body">Le <text:span text:style-name="Source_20_Text">migration_guide.py</text:span> prescrit explicitement cette stratégie de test croisé :</text:p>
      <text:p text:style-name="Quotations"><text:span text:style-name="Emphasis">"1. Create test cases that run same scenarios with both backends</text:span> <text:span text:style-name="Emphasis">2. Compare obs.rho values (should be very close)</text:span> <text:span text:style-name="Emphasis">3. Compare simulation results for same actions</text:span> <text:span text:style-name="Emphasis">4. Verify topology changes produce same effects"</text:span></text:p>
      <text:p text:style-name="Text_20_body"><text:soft-page-break/>Le fichier <text:span text:style-name="Source_20_Text">observation_timers.py</text:span> est un artefact de cette phase : c'est la version instrumentée de <text:span text:style-name="Source_20_Text">observation.py</text:span> avec des <text:span text:style-name="Source_20_Text">Timer()</text:span> sur chaque étape (<text:span text:style-name="Source_20_Text">_refresh_state</text:span>, <text:span text:style-name="Source_20_Text">simulate</text:span>, <text:span text:style-name="Source_20_Text">Apply action</text:span>, <text:span text:style-name="Source_20_Text">Run load flow</text:span>, <text:span text:style-name="Source_20_Text">Observation creation</text:span>). Il a servi à <text:span text:style-name="Strong_20_Emphasis">mesurer que les temps de calcul étaient comparables</text:span> et à identifier les goulots d'étranglement (boucles Python sur les DataFrames) avant d'optimiser.</text:p>
      <text:p text:style-name="Horizontal_20_Line"/>
      <text:h text:style-name="Heading_20_3" text:outline-level="3">Niveau 2 — Reproduction des résultats de l'agent système expert</text:h>
      <text:p text:style-name="Text_20_body">Le deuxième palier est la validation <text:span text:style-name="Strong_20_Emphasis">end-to-end</text:span> : le backend pypowsybl doit produire les mêmes recommandations d'actions que le workflow Grid2Op complet. Cela se voit dans l'architecture du <text:span text:style-name="Source_20_Text">main.py</text:span> qui implémente un <text:span text:style-name="Strong_20_Emphasis">pattern de backend interchangeable</text:span> :</text:p>
      <text:p text:style-name="Text_20_body">Le code définit des fonctions jumelles pour chaque étape clé du pipeline :</text:p>
      <text:list xml:id="list3095302342" text:style-name="L9">
        <text:list-item>
          <text:p text:style-name="P19"><text:span text:style-name="Source_20_Text">simulate_contingency_grid2op()</text:span> / <text:span text:style-name="Source_20_Text">simulate_contingency_pypowsybl()</text:span> </text:p>
        </text:list-item>
        <text:list-item>
          <text:p text:style-name="P19"><text:span text:style-name="Source_20_Text">check_simu_overloads_grid2op()</text:span> / <text:span text:style-name="Source_20_Text">check_simu_overloads_pypowsybl()</text:span> </text:p>
        </text:list-item>
        <text:list-item>
          <text:p text:style-name="P19"><text:span text:style-name="Source_20_Text">build_overflow_graph_grid2op()</text:span> / <text:span text:style-name="Source_20_Text">build_overflow_graph_pypowsybl()</text:span> </text:p>
        </text:list-item>
        <text:list-item>
          <text:p text:style-name="P19"><text:span text:style-name="Source_20_Text">check_rho_reduction_grid2op()</text:span> / <text:span text:style-name="Source_20_Text">check_rho_reduction_pypowsybl()</text:span> </text:p>
        </text:list-item>
        <text:list-item>
          <text:p text:style-name="P18"><text:span text:style-name="Source_20_Text">compute_baseline_simulation_grid2op()</text:span> / <text:span text:style-name="Source_20_Text">compute_baseline_simulation_pypowsybl()</text:span> </text:p>
        </text:list-item>
      </text:list>
      <text:p text:style-name="Text_20_body">La fonction <text:span text:style-name="Source_20_Text">run_analysis()</text:span> sélectionne l'un ou l'autre jeu de fonctions via l'enum <text:span text:style-name="Source_20_Text">Backend.GRID2OP</text:span> ou <text:span text:style-name="Source_20_Text">Backend.PYPOWSYBL</text:span>, mais le <text:span text:style-name="Strong_20_Emphasis">reste du pipeline est strictement identique</text:span> : construction du graphe d'overflow, identification des chemins contraints et de dispatch, filtrage par règles expertes (<text:span text:style-name="Source_20_Text">ActionRuleValidator</text:span>), vérification de la réduction de rho, priorisation des actions. Ce design permet de lancer la même analyse sur le même scénario avec les deux backends et de comparer les résultats ligne à ligne.</text:p>
      <text:p text:style-name="Text_20_body">La classe <text:span text:style-name="Source_20_Text">AlphaDeespAdapter</text:span> dans <text:span text:style-name="Source_20_Text">overflow_analysis.py</text:span> a été spécifiquement créée pour que la sortie du backend pypowsybl soit acceptée telle quelle par les classes <text:span text:style-name="Source_20_Text">OverFlowGraph</text:span> et <text:span text:style-name="Source_20_Text">Structured_Overload_Distribution_Graph</text:span> d'alphaDeesp — les mêmes classes que celles utilisées par le chemin Grid2Op. Ainsi, le graphe d'overflow, les hubs, les chemins contraints et de dispatch sont calculés par <text:span text:style-name="Strong_20_Emphasis">exactement le même algorithme</text:span>, la seule différence étant la source des données de flux.</text:p>
      <text:p text:style-name="Text_20_body">Le test <text:span text:style-name="Source_20_Text">test_expert_op4grid_analyzer.py</text:span> utilise encore l'ancien backend Grid2Op (<text:span text:style-name="Source_20_Text">Grid2opSimulation</text:span>, <text:span text:style-name="Source_20_Text">Grid2opObservationLoader</text:span>), ce qui confirme qu'il a servi de <text:span text:style-name="Strong_20_Emphasis">référence</text:span> pour valider les résultats du nouveau backend.</text:p>
      <text:p text:style-name="Horizontal_20_Line"/>
      <text:h text:style-name="Heading_20_3" text:outline-level="3">Niveau 3 — Validation sur réseau réel (grille de test RTE)</text:h>
      <text:p text:style-name="Text_20_body">Les tests les plus avancés (<text:span text:style-name="Source_20_Text">TestNonReconnectableLineDetection</text:span>) utilisent un <text:span text:style-name="Strong_20_Emphasis">fichier réseau réel</text:span> (<text:span text:style-name="Source_20_Text">bare_env_small_grid_test/grid.xiidm</text:span>) avec des lignes nommées selon <text:soft-page-break/>la convention RTE (CRENEL71VIELM, PYMONL61VOUGL, etc.). Ces tests vérifient des comportements très spécifiques liés à la topologie nodale des postes réels : détection des lignes non-reconnectables basée sur l'état des disjoncteurs et sectionneurs, correspondance entre la fonction standalone et la méthode du NetworkManager, validation que les lignes avec au moins un sectionneur fermé ne sont <text:span text:style-name="Strong_20_Emphasis">pas</text:span> faussement signalées.</text:p>
      <text:p text:style-name="Text_20_body">Cela montre que le développement n'est pas resté sur des réseaux jouets (IEEE 9 bus) : il a été <text:span text:style-name="Strong_20_Emphasis">itérativement validé sur des modèles de réseau RTE réels</text:span>.</text:p>
      <text:p text:style-name="Horizontal_20_Line"/>
      <text:h text:style-name="Heading_20_3" text:outline-level="3">Résumé de la méthodologie en 6 étapes</text:h>
      <text:list xml:id="list2768457430" text:style-name="L10">
        <text:list-item>
          <text:p text:style-name="P20"><text:span text:style-name="Strong_20_Emphasis">Fondations</text:span> (<text:span text:style-name="Source_20_Text">NetworkManager</text:span>) : encapsulation de pypowsybl avec gestion des variantes et load flow. Validation = le load flow converge et produit des flux cohérents.</text:p>
        </text:list-item>
        <text:list-item>
          <text:p text:style-name="P20"><text:span text:style-name="Strong_20_Emphasis">Interface compatible</text:span> (<text:span text:style-name="Source_20_Text">PypowsyblObservation</text:span>, <text:span text:style-name="Source_20_Text">ActionSpace</text:span>) : reproduction fidèle de l'API Grid2Op (rho, line_status, topo_vect, simulate()). Validation = les propriétés ont les bons types et tailles, simulate() retourne le bon format.</text:p>
        </text:list-item>
        <text:list-item>
          <text:p text:style-name="P20"><text:span text:style-name="Strong_20_Emphasis">Simulation instrumentée</text:span> (<text:span text:style-name="Source_20_Text">observation_timers.py</text:span>) : ajout de timers pour comparer les performances et identifier les bottlenecks. Phase transitoire entre le prototype fonctionnel et la version optimisée.</text:p>
        </text:list-item>
        <text:list-item>
          <text:p text:style-name="P20"><text:span text:style-name="Strong_20_Emphasis">Graphe d'overflow</text:span> (<text:span text:style-name="Source_20_Text">OverflowSimulator</text:span>, <text:span text:style-name="Source_20_Text">AlphaDeespAdapter</text:span>) : reproduction du calcul de redistribution de flux et adaptation pour réutiliser les classes d'alphaDeesp. Validation = le DataFrame de changements de flux a la même structure, le graphe construit est accepté par <text:span text:style-name="Source_20_Text">OverFlowGraph</text:span> / <text:span text:style-name="Source_20_Text">Structured_Overload_Distribution_Graph</text:span>.</text:p>
        </text:list-item>
        <text:list-item>
          <text:p text:style-name="P20"><text:span text:style-name="Strong_20_Emphasis">Pipeline end-to-end interchangeable</text:span> (<text:span text:style-name="Source_20_Text">main.py</text:span> avec <text:span text:style-name="Source_20_Text">Backend</text:span> enum) : le même pipeline expert tourne avec l'un ou l'autre backend. Validation = les recommandations d'actions sont les mêmes pour un scénario donné.</text:p>
        </text:list-item>
        <text:list-item>
          <text:p text:style-name="P20"><text:span text:style-name="Strong_20_Emphasis">Optimisations progressives</text:span> : caching des mappings (nom→indice, éléments par poste, limites thermiques), vectorisation numpy/pandas, opérations batch, fusion de passes de load flow (<text:span text:style-name="Source_20_Text">compute_flow_changes_and_rho</text:span>). Chaque optimisation validée par non-régression sur les résultats.</text:p>
        </text:list-item>
      </text:list>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0T10:57:11.844671537</meta:creation-date>
    <dc:date>2026-03-10T11:02:02.846105796</dc:date>
    <meta:editing-duration>PT4M52S</meta:editing-duration>
    <meta:editing-cycles>1</meta:editing-cycles>
    <meta:document-statistic meta:table-count="0" meta:image-count="0" meta:object-count="0" meta:page-count="7" meta:paragraph-count="108" meta:word-count="2260" meta:character-count="16688" meta:non-whitespace-character-count="14400"/>
    <meta:generator>LibreOffice/7.3.7.2$Linux_X86_64 LibreOffice_project/30$Build-2</meta:generator>
  </office:meta>
</office:document-meta>
</file>